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34330"/>
    </style:style>
    <style:style style:name="P2" style:family="paragraph" style:parent-style-name="Preformatted_20_Text">
      <style:text-properties fo:font-weight="bold" officeooo:paragraph-rsid="00034330" style:font-weight-asian="bold" style:font-weight-complex="bold"/>
    </style:style>
    <style:style style:name="T1" style:family="text">
      <style:text-properties officeooo:rsid="00034330"/>
    </style:style>
    <style:style style:name="T2" style:family="text">
      <style:text-properties fo:font-weight="bold" officeooo:rsid="0003433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in point is “</text:span><text:span text:style-name="T2">Do fast, relesaese early and often, listen to users feedback</text:span><text:span text:style-name="T1">” </text:span></text:p>
      <text:p text:style-name="P1"><text:span text:style-name="T1"/></text:p>
      <text:p text:style-name="P2"><text:span text:style-name="T1">Theses:</text:span></text:p>
      <text:p text:style-name="P1"><text:span text:style-name="T1">NEw Jersey approach "Worse is Better" vs MIT/Stanford approach "The right THing"</text:span></text:p>
      <text:p text:style-name="P1"><text:span text:style-name="T1">"Anything worth doing is worth doing badly" because it will be deployed faster and solve users problem</text:span></text:p>
      <text:p text:style-name="P1"><text:span text:style-name="T1">Core bazaar idea "given enough eyeballs, all bugs are shallow"</text:span></text:p>
      <text:p text:style-name="P1"><text:span text:style-name="T1"/></text:p>
      <text:p text:style-name="P2"><text:span text:style-name="T1">What not to skimp on:</text:span></text:p>
      <text:p text:style-name="P1"><text:span text:style-name="T1">-light-weight agile process and its steps</text:span></text:p>
      <text:p text:style-name="P1"><text:span text:style-name="T1">--revision control system, code reviews, testing..</text:span></text:p>
      <text:p text:style-name="P1"><text:span text:style-name="T1">--proper release-engineering practices</text:span></text:p>
      <text:p text:style-name="P1"><text:span text:style-name="T1">-code-style, clarity, eleagance</text:span></text:p>
      <text:p text:style-name="P1"><text:span text:style-name="T1">-documentation</text:span></text:p>
      <text:p text:style-name="P1"><text:span text:style-name="T1"/></text:p>
      <text:p text:style-name="P2"><text:span text:style-name="T1">Must be from the start</text:span></text:p>
      <text:p text:style-name="P1"><text:span text:style-name="T1">-security, in the mast general sense, incl:</text:span></text:p>
      <text:p text:style-name="P1"><text:span text:style-name="T1">--privacy</text:span></text:p>
      <text:p text:style-name="P1"><text:span text:style-name="T1">--audibility</text:span></text:p>
      <text:p text:style-name="P1"><text:span text:style-name="T1"/></text:p>
      <text:p text:style-name="P2"><text:span text:style-name="T1">many other things would be 'best' to have at the start but you CAN refactor later</text:span></text:p>
      <text:p text:style-name="P1"><text:span text:style-name="T1">--modularity plugins</text:span></text:p>
      <text:p text:style-name="P1"><text:span text:style-name="T1">--API</text:span></text:p>
      <text:p text:style-name="P1"><text:span text:style-name="T1">--scalability</text:span></text:p>
      <text:p text:style-name="P1"><text:span text:style-name="T1">-you CAN incur technical debt, __with care__</text:span></text:p>
      <text:p text:style-name="P1"><text:span text:style-name="T1"/></text:p>
      <text:p text:style-name="P2"><text:span text:style-name="T1">Focus on potencial errors that could cause irrecoverable lodded</text:span></text:p>
      <text:p text:style-name="P1"><text:span text:style-name="T1">--as long as one can recover its OK</text:span></text:p>
      <text:p text:style-name="P1"><text:span text:style-name="T1">--..in a beta at least</text:span></text:p>
      <text:p text:style-name="P1"><text:span text:style-name="T1">-is the reputational damage to yourself recoverable?</text:span></text:p>
      <text:p text:style-name="P1"><text:span text:style-name="T1">--it depends but most usually YES</text:span></text:p>
      <text:p text:style-name="P1"><text:span text:style-name="T1">---esp w courteuous speedy response to issuesthat get reported(=="service")</text:span></text:p>
      <text:p text:style-name="P1"><text:span text:style-name="T1">--"get it right the 2nd time" is usually OK</text:span></text:p>
      <text:p text:style-name="P1"><text:span text:style-name="T1"/></text:p>
      <text:p text:style-name="P2"><text:span text:style-name="T1">Customer service secret:</text:span></text:p>
      <text:p text:style-name="P1"><text:span text:style-name="T1">"Customer with the highest levels of satisfaction tend to be those who have had a problem resolved"</text:span></text:p>
      <text:p text:style-name="P1"><text:span text:style-name="T1"/></text:p>
      <text:p text:style-name="P2"><text:span text:style-name="T1">General vs ad-hoc solution:</text:span></text:p>
      <text:p text:style-name="P1"><text:span text:style-name="T1">-intuition tell us ad-hoc easier, faster</text:span></text:p>
      <text:p text:style-name="P1"><text:span text:style-name="T1">-reality: sometimes but not always(DRY)</text:span></text:p>
      <text:p text:style-name="P1"><text:span text:style-name="T1"/></text:p>
      <text:p text:style-name="P2"><text:span text:style-name="T1">Examples</text:span></text:p>
      <text:p text:style-name="P1"><text:span text:style-name="T1"><text:s/>about project that tend to be perfect vs those that was developed fast:</text:span></text:p>
      <text:p text:style-name="P1"><text:span text:style-name="T1">1.syscall ITL vs Unix</text:span></text:p>
      <text:p text:style-name="P1"><text:span text:style-name="T1">2.Python Metaclass vs Decorator</text:span></text:p>
      <text:p text:style-name="P1"><text:span text:style-name="T1">3.examples not only in programming</text:span></text:p>
      <text:p text:style-name="P1"><text:span text:style-name="T1">"Good enough never is" Eric Ries</text:span></text:p>
      <text:p text:style-name="P1"><text:span text:style-name="T1">"Lean Startups" use "middle way"</text:span></text:p>
      <text:p text:style-name="P1"><text:span text:style-name="T1">minimum viable product: that version that allows to collect max feedbacks</text:span></text:p>
      <text:p text:style-name="P1"><text:span text:style-name="T1">google "try to hire perfect emplioyee"</text:span></text:p>
      <text:p text:style-name="P1"><text:span text:style-name="T1">-rather</text:span></text:p>
      <text:p text:style-name="P1"><text:span text:style-name="T1">--pick a GOOD fit</text:span></text:p>
      <text:p text:style-name="P1"><text:span text:style-name="T1">--focus on personality and culture match</text:span></text:p>
      <text:p text:style-name="P1"><text:span text:style-name="T1">--provide training </text:span></text:p>
      <text:p text:style-name="P1"><text:span text:style-name="T1"/></text:p>
      <text:p text:style-name="P1"><text:span text:style-name="T1">Book "Satisfier vs Maximizer" "" The Paradox of cjoice Why More is Less Barry Schwartz</text:span></text:p>
      <text:p text:style-name="P1"><text:soft-page-break/><text:span text:style-name="T1"/></text:p>
      <text:p text:style-name="P1"><text:span text:style-name="T1">Gettysburg Dedication -speaker 13000 word in two hours vs Linkoln 267 words in two minutes</text:span></text:p>
      <text:p text:style-name="P1"><text:span text:style-name="T1">"Lowering expectations?" No</text:span></text:p>
      <text:p text:style-name="P1"><text:span text:style-name="T1">the best way to those dreams remains release early release often, learn from real users interaction</text:span></text:p>
      <text:p text:style-name="P1"><text:span text:style-name="T1"/></text:p>
      <text:p text:style-name="P1"><text:span text:style-name="T1">aleax.it/europ13_geige.pd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1T16:37:01</dc:date>
    <dc:creator>bmarchenko </dc:creator>
    <meta:document-statistic meta:table-count="0" meta:image-count="0" meta:object-count="0" meta:page-count="2" meta:paragraph-count="50" meta:word-count="339" meta:character-count="2076" meta:non-whitespace-character-count="1799"/>
    <meta:generator>LibreOffice/3.6$Linux_x86 LibreOffice_project/360m1$Build-2</meta:generator>
  </office:meta>
</office:document-meta>
</file>